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Basic/Standard/NewMacros.xml"/>
  <manifest:file-entry manifest:media-type="text/xml" manifest:full-path="Basic/Standard/script-lb.xml"/>
  <manifest:file-entry manifest:media-type="text/xml" manifest:full-path="Basic/Standard/ThisDocument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6.249cm" fo:margin-left="-0.123cm" table:align="left" style:writing-mode="lr-tb"/>
    </style:style>
    <style:style style:name="Tabelle2.A" style:family="table-column">
      <style:table-column-properties style:column-width="7.876cm"/>
    </style:style>
    <style:style style:name="Tabelle2.B" style:family="table-column">
      <style:table-column-properties style:column-width="8.373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23cm" fo:padding-right="0.123cm" fo:padding-top="0cm" fo:padding-bottom="0cm" fo:border="none"/>
    </style:style>
    <style:style style:name="Tabelle2.B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size="9pt"/>
    </style:style>
    <style:style style:name="P3" style:family="paragraph" style:parent-style-name="Standard">
      <style:text-properties style:font-name="Arial1" fo:font-size="9pt" style:font-size-asian="9pt"/>
    </style:style>
    <style:style style:name="P4" style:family="paragraph" style:parent-style-name="Standard">
      <style:paragraph-properties>
        <style:tab-stops>
          <style:tab-stop style:position="0.501cm"/>
          <style:tab-stop style:position="1.752cm"/>
          <style:tab-stop style:position="2.251cm"/>
          <style:tab-stop style:position="4.501cm"/>
          <style:tab-stop style:position="6.502cm"/>
          <style:tab-stop style:position="7.251cm"/>
          <style:tab-stop style:position="10.753cm"/>
          <style:tab-stop style:position="13.753cm"/>
        </style:tab-stops>
      </style:paragraph-properties>
      <style:text-properties style:font-name="Arial1" fo:font-size="9pt" style:font-size-asian="9pt"/>
    </style:style>
    <style:style style:name="P5" style:family="paragraph" style:parent-style-name="Standard">
      <style:paragraph-properties>
        <style:tab-stops>
          <style:tab-stop style:position="0.501cm"/>
          <style:tab-stop style:position="11.753cm"/>
        </style:tab-stops>
      </style:paragraph-properties>
      <style:text-properties style:font-name="Arial1" fo:font-size="9pt" style:font-size-asian="9pt"/>
    </style:style>
    <style:style style:name="P6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1" fo:font-size="9pt" style:font-size-asian="9pt"/>
    </style:style>
    <style:style style:name="P7" style:family="paragraph" style:parent-style-name="Standard">
      <style:paragraph-properties>
        <style:tab-stops>
          <style:tab-stop style:position="0.501cm"/>
          <style:tab-stop style:position="8.502cm"/>
        </style:tab-stops>
      </style:paragraph-properties>
      <style:text-properties style:font-name="Arial1" fo:font-size="9pt" style:font-size-asian="9pt"/>
    </style:style>
    <style:style style:name="P8" style:family="paragraph" style:parent-style-name="Standard">
      <style:paragraph-properties>
        <style:tab-stops>
          <style:tab-stop style:position="7.502cm"/>
          <style:tab-stop style:position="12.252cm"/>
          <style:tab-stop style:position="16.002cm" style:type="right"/>
        </style:tab-stops>
      </style:paragraph-properties>
      <style:text-properties style:font-name="Arial1" fo:font-size="9pt" style:font-size-asian="9pt"/>
    </style:style>
    <style:style style:name="P9" style:family="paragraph" style:parent-style-name="Standard">
      <style:text-properties style:font-name="Arial1" fo:font-size="9pt" style:font-size-asian="9pt" style:font-size-complex="9pt"/>
    </style:style>
    <style:style style:name="P10" style:family="paragraph" style:parent-style-name="Standard">
      <style:text-properties style:font-name="Arial1" fo:font-size="9pt" fo:font-weight="bold" style:font-size-asian="9pt" style:font-weight-asian="bold" style:font-weight-complex="bold"/>
    </style:style>
    <style:style style:name="P11" style:family="paragraph" style:parent-style-name="Standard">
      <style:text-properties style:font-name="Arial1" fo:font-size="9pt" fo:font-weight="normal" style:font-size-asian="9pt" style:font-weight-asian="normal" style:font-weight-complex="normal"/>
    </style:style>
    <style:style style:name="P12" style:family="paragraph" style:parent-style-name="Standard">
      <style:text-properties style:font-name="Arial1" fo:font-size="8pt" style:font-size-asian="8pt"/>
    </style:style>
    <style:style style:name="P13" style:family="paragraph" style:parent-style-name="Standard">
      <style:paragraph-properties>
        <style:tab-stops>
          <style:tab-stop style:position="0.501cm"/>
          <style:tab-stop style:position="3.752cm"/>
          <style:tab-stop style:position="8.502cm"/>
          <style:tab-stop style:position="13.002cm"/>
        </style:tab-stops>
      </style:paragraph-properties>
      <style:text-properties style:font-name="Arial1" fo:font-size="8pt" style:font-size-asian="8pt"/>
    </style:style>
    <style:style style:name="P14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1" fo:font-size="8pt" style:font-size-asian="8pt"/>
    </style:style>
    <style:style style:name="P15" style:family="paragraph" style:parent-style-name="Standard">
      <style:paragraph-properties>
        <style:tab-stops>
          <style:tab-stop style:position="0.501cm"/>
          <style:tab-stop style:position="9.252cm"/>
        </style:tab-stops>
      </style:paragraph-properties>
      <style:text-properties style:font-name="Arial1" fo:font-size="8pt" style:font-size-asian="8pt"/>
    </style:style>
    <style:style style:name="P16" style:family="paragraph" style:parent-style-name="Standard">
      <style:text-properties style:font-name="Arial1" fo:font-size="8pt" fo:font-weight="bold" style:font-size-asian="8pt" style:font-weight-asian="bold" style:font-weight-complex="bold"/>
    </style:style>
    <style:style style:name="P17" style:family="paragraph" style:parent-style-name="Standard">
      <style:paragraph-properties>
        <style:tab-stops>
          <style:tab-stop style:position="1.752cm"/>
          <style:tab-stop style:position="2.251cm"/>
          <style:tab-stop style:position="6.502cm"/>
          <style:tab-stop style:position="7.251cm"/>
          <style:tab-stop style:position="13.753cm"/>
          <style:tab-stop style:position="15.002cm"/>
        </style:tab-stops>
      </style:paragraph-properties>
      <style:text-properties style:font-name="Arial1" fo:font-size="8pt" fo:font-weight="bold" style:font-size-asian="8pt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1.752cm"/>
          <style:tab-stop style:position="2.251cm"/>
          <style:tab-stop style:position="7.001cm"/>
          <style:tab-stop style:position="9.502cm"/>
          <style:tab-stop style:position="13.002cm"/>
        </style:tab-stops>
      </style:paragraph-properties>
      <style:text-properties style:font-name="Arial1" fo:font-size="8pt" fo:font-weight="bold" style:font-size-asian="8pt" style:font-weight-asian="bold" style:font-weight-complex="bold"/>
    </style:style>
    <style:style style:name="P19" style:family="paragraph" style:parent-style-name="Standard">
      <style:paragraph-properties>
        <style:tab-stops>
          <style:tab-stop style:position="0.501cm"/>
          <style:tab-stop style:position="3.752cm"/>
          <style:tab-stop style:position="8.502cm"/>
          <style:tab-stop style:position="13.002cm"/>
        </style:tab-stops>
      </style:paragraph-properties>
      <style:text-properties style:font-name="Arial1" fo:font-size="8pt" fo:font-weight="bold" style:font-size-asian="8pt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1" fo:font-size="8pt" fo:font-weight="bold" style:font-size-asian="8pt" style:font-weight-asian="bold" style:font-weight-complex="bold"/>
    </style:style>
    <style:style style:name="P21" style:family="paragraph" style:parent-style-name="Standard">
      <style:paragraph-properties>
        <style:tab-stops>
          <style:tab-stop style:position="0.501cm"/>
          <style:tab-stop style:position="13.753cm"/>
          <style:tab-stop style:position="15.002cm"/>
        </style:tab-stops>
      </style:paragraph-properties>
      <style:text-properties style:font-name="Arial1" fo:font-size="8pt" fo:font-weight="bold" style:font-size-asian="8pt" style:font-weight-asian="bold" style:font-weight-complex="bold"/>
    </style:style>
    <style:style style:name="P22" style:family="paragraph" style:parent-style-name="Standard">
      <style:text-properties style:font-name="Arial1" fo:font-size="6pt" style:font-size-asian="6pt"/>
    </style:style>
    <style:style style:name="P23" style:family="paragraph" style:parent-style-name="Standard">
      <style:paragraph-properties>
        <style:tab-stops>
          <style:tab-stop style:position="0.501cm"/>
          <style:tab-stop style:position="1.752cm"/>
          <style:tab-stop style:position="6.502cm"/>
          <style:tab-stop style:position="9.753cm"/>
        </style:tab-stops>
      </style:paragraph-properties>
      <style:text-properties style:font-name="Arial1" fo:font-size="6pt" style:font-size-asian="6pt"/>
    </style:style>
    <style:style style:name="P24" style:family="paragraph" style:parent-style-name="Standard">
      <style:paragraph-properties>
        <style:tab-stops>
          <style:tab-stop style:position="1.752cm"/>
          <style:tab-stop style:position="2.251cm"/>
          <style:tab-stop style:position="7.001cm"/>
          <style:tab-stop style:position="9.502cm"/>
          <style:tab-stop style:position="12.753cm"/>
        </style:tab-stops>
      </style:paragraph-properties>
      <style:text-properties style:font-name="Arial1" fo:font-size="6pt" style:font-size-asian="6pt"/>
    </style:style>
    <style:style style:name="P25" style:family="paragraph" style:parent-style-name="Standard">
      <style:paragraph-properties>
        <style:tab-stops>
          <style:tab-stop style:position="13.753cm"/>
          <style:tab-stop style:position="15.002cm"/>
        </style:tab-stops>
      </style:paragraph-properties>
      <style:text-properties style:font-name="Arial1" fo:font-size="6pt" style:font-size-asian="6pt"/>
    </style:style>
    <style:style style:name="P26" style:family="paragraph" style:parent-style-name="Standard">
      <style:paragraph-properties>
        <style:tab-stops>
          <style:tab-stop style:position="0.501cm"/>
          <style:tab-stop style:position="11.753cm"/>
        </style:tab-stops>
      </style:paragraph-properties>
      <style:text-properties style:font-name="Arial1" fo:font-size="6pt" style:font-size-asian="6pt"/>
    </style:style>
    <style:style style:name="P27" style:family="paragraph" style:parent-style-name="Standard">
      <style:paragraph-properties>
        <style:tab-stops>
          <style:tab-stop style:position="11.753cm"/>
        </style:tab-stops>
      </style:paragraph-properties>
      <style:text-properties style:font-name="Arial1" fo:font-size="6pt" style:font-size-asian="6pt"/>
    </style:style>
    <style:style style:name="P28" style:family="paragraph" style:parent-style-name="Standard">
      <style:paragraph-properties>
        <style:tab-stops>
          <style:tab-stop style:position="0.501cm"/>
          <style:tab-stop style:position="9.252cm"/>
        </style:tab-stops>
      </style:paragraph-properties>
      <style:text-properties style:font-name="Arial1" fo:font-size="6pt" style:font-size-asian="6pt"/>
    </style:style>
    <style:style style:name="P29" style:family="paragraph" style:parent-style-name="Standard">
      <style:paragraph-properties>
        <style:tab-stops>
          <style:tab-stop style:position="0.501cm"/>
          <style:tab-stop style:position="3.752cm"/>
          <style:tab-stop style:position="8.502cm"/>
          <style:tab-stop style:position="13.002cm"/>
        </style:tab-stops>
      </style:paragraph-properties>
      <style:text-properties style:font-name="Arial1" fo:font-size="6pt" style:font-size-asian="6pt"/>
    </style:style>
    <style:style style:name="P30" style:family="paragraph" style:parent-style-name="Standard">
      <style:text-properties style:font-name="Arial1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>
        <style:tab-stops>
          <style:tab-stop style:position="7.502cm"/>
          <style:tab-stop style:position="12.252cm"/>
          <style:tab-stop style:position="16.002cm" style:type="right"/>
        </style:tab-stops>
      </style:paragraph-properties>
    </style:style>
    <style:style style:name="P32" style:family="paragraph" style:parent-style-name="Standard">
      <style:paragraph-properties style:snap-to-layout-grid="false">
        <style:tab-stops>
          <style:tab-stop style:position="1cm" style:type="right"/>
          <style:tab-stop style:position="1.251cm"/>
          <style:tab-stop style:position="2.501cm"/>
          <style:tab-stop style:position="4.501cm"/>
          <style:tab-stop style:position="5.251cm"/>
          <style:tab-stop style:position="10.753cm"/>
          <style:tab-stop style:position="13.753cm"/>
        </style:tab-stops>
      </style:paragraph-properties>
    </style:style>
    <style:style style:name="P33" style:family="paragraph" style:parent-style-name="Standard">
      <style:paragraph-properties style:snap-to-layout-grid="false">
        <style:tab-stops>
          <style:tab-stop style:position="0.877cm" style:type="right"/>
          <style:tab-stop style:position="1.125cm"/>
          <style:tab-stop style:position="2.376cm"/>
          <style:tab-stop style:position="4.376cm"/>
          <style:tab-stop style:position="5.376cm"/>
          <style:tab-stop style:position="10.753cm"/>
          <style:tab-stop style:position="13.753cm"/>
        </style:tab-stops>
      </style:paragraph-properties>
    </style:style>
    <style:style style:name="P34" style:family="paragraph" style:parent-style-name="Standard">
      <style:paragraph-properties style:snap-to-layout-grid="false">
        <style:tab-stops>
          <style:tab-stop style:position="1cm" style:type="right"/>
          <style:tab-stop style:position="1.251cm"/>
          <style:tab-stop style:position="2.251cm"/>
          <style:tab-stop style:position="2.501cm"/>
          <style:tab-stop style:position="4.501cm"/>
          <style:tab-stop style:position="5.251cm"/>
          <style:tab-stop style:position="10.753cm"/>
          <style:tab-stop style:position="13.753cm"/>
        </style:tab-stops>
      </style:paragraph-properties>
    </style:style>
    <style:style style:name="P35" style:family="paragraph" style:parent-style-name="Standard">
      <style:paragraph-properties>
        <style:tab-stops>
          <style:tab-stop style:position="0.501cm"/>
          <style:tab-stop style:position="1.752cm"/>
          <style:tab-stop style:position="2.251cm"/>
          <style:tab-stop style:position="4.501cm"/>
          <style:tab-stop style:position="6.502cm"/>
          <style:tab-stop style:position="7.251cm"/>
          <style:tab-stop style:position="10.753cm"/>
          <style:tab-stop style:position="13.753cm"/>
        </style:tab-stops>
      </style:paragraph-properties>
    </style:style>
    <style:style style:name="P36" style:family="paragraph" style:parent-style-name="Standard">
      <style:paragraph-properties>
        <style:tab-stops>
          <style:tab-stop style:position="0.501cm"/>
          <style:tab-stop style:position="13.753cm"/>
          <style:tab-stop style:position="15.002cm"/>
        </style:tab-stops>
      </style:paragraph-properties>
    </style:style>
    <style:style style:name="P37" style:family="paragraph" style:parent-style-name="Standard">
      <style:paragraph-properties>
        <style:tab-stops>
          <style:tab-stop style:position="0.501cm"/>
          <style:tab-stop style:position="9.252cm"/>
        </style:tab-stops>
      </style:paragraph-properties>
    </style:style>
    <style:style style:name="P38" style:family="paragraph" style:parent-style-name="Standard">
      <style:paragraph-properties>
        <style:tab-stops>
          <style:tab-stop style:position="0.501cm"/>
          <style:tab-stop style:position="3.752cm"/>
          <style:tab-stop style:position="8.502cm"/>
          <style:tab-stop style:position="13.002cm"/>
        </style:tab-stops>
      </style:paragraph-properties>
    </style:style>
    <style:style style:name="P39" style:family="paragraph" style:parent-style-name="Standard">
      <style:paragraph-properties>
        <style:tab-stops>
          <style:tab-stop style:position="1.752cm"/>
          <style:tab-stop style:position="6.502cm"/>
          <style:tab-stop style:position="10.753cm"/>
          <style:tab-stop style:position="13.991cm"/>
        </style:tab-stops>
      </style:paragraph-properties>
    </style:style>
    <style:style style:name="P40" style:family="paragraph" style:parent-style-name="Standard">
      <style:paragraph-properties>
        <style:tab-stops>
          <style:tab-stop style:position="0.487cm"/>
          <style:tab-stop style:position="2.371cm"/>
          <style:tab-stop style:position="6.502cm"/>
          <style:tab-stop style:position="7.251cm"/>
          <style:tab-stop style:position="13.753cm"/>
          <style:tab-stop style:position="15.002cm"/>
        </style:tab-stops>
      </style:paragraph-properties>
    </style:style>
    <style:style style:name="P41" style:family="paragraph" style:parent-style-name="Standard">
      <style:paragraph-properties>
        <style:tab-stops>
          <style:tab-stop style:position="0.501cm"/>
          <style:tab-stop style:position="1.752cm"/>
          <style:tab-stop style:position="2.392cm"/>
        </style:tab-stops>
      </style:paragraph-properties>
    </style:style>
    <style:style style:name="P42" style:family="paragraph" style:parent-style-name="Standard">
      <style:paragraph-properties>
        <style:tab-stops>
          <style:tab-stop style:position="0.508cm"/>
          <style:tab-stop style:position="3.302cm"/>
          <style:tab-stop style:position="4.36cm"/>
          <style:tab-stop style:position="7.62cm"/>
          <style:tab-stop style:position="13.002cm"/>
        </style:tab-stops>
      </style:paragraph-properties>
    </style:style>
    <style:style style:name="P43" style:family="paragraph" style:parent-style-name="Standard">
      <style:paragraph-properties>
        <style:tab-stops>
          <style:tab-stop style:position="0.501cm"/>
          <style:tab-stop style:position="3.302cm"/>
          <style:tab-stop style:position="9.292cm"/>
        </style:tab-stops>
      </style:paragraph-properties>
    </style:style>
    <style:style style:name="P44" style:family="paragraph" style:parent-style-name="Standard">
      <style:paragraph-properties fo:margin-left="3.251cm" fo:margin-right="0cm" fo:text-indent="-3.251cm" style:auto-text-indent="false"/>
      <style:text-properties style:font-name="Arial1" fo:font-size="9pt" style:font-size-asian="9pt"/>
    </style:style>
    <style:style style:name="P45" style:family="paragraph" style:parent-style-name="Standard">
      <style:paragraph-properties fo:margin-left="0.501cm" fo:margin-right="0cm" fo:text-indent="-0.501cm" style:auto-text-indent="false">
        <style:tab-stops>
          <style:tab-stop style:position="0cm"/>
        </style:tab-stops>
      </style:paragraph-properties>
    </style:style>
    <style:style style:name="P46" style:family="paragraph" style:parent-style-name="Standard">
      <style:paragraph-properties fo:margin-left="0.501cm" fo:margin-right="0cm" fo:text-indent="-0.501cm" style:auto-text-indent="false"/>
      <style:text-properties fo:font-weight="bold" style:font-weight-asian="bold" style:font-weight-complex="bold"/>
    </style:style>
    <style:style style:name="P47" style:family="paragraph" style:parent-style-name="Standard" style:master-page-name="">
      <style:paragraph-properties fo:margin-left="0.501cm" fo:margin-right="0cm" fo:text-indent="-0.501cm" style:auto-text-indent="false" style:page-number="auto" fo:break-before="auto" fo:break-after="auto">
        <style:tab-stops>
          <style:tab-stop style:position="0cm"/>
          <style:tab-stop style:position="11.252cm"/>
        </style:tab-stops>
      </style:paragraph-properties>
    </style:style>
    <style:style style:name="P48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.752cm"/>
          <style:tab-stop style:position="2.251cm"/>
          <style:tab-stop style:position="6.502cm"/>
          <style:tab-stop style:position="7.251cm"/>
          <style:tab-stop style:position="10.753cm"/>
          <style:tab-stop style:position="13.753cm"/>
        </style:tab-stops>
      </style:paragraph-properties>
      <style:text-properties style:font-name="Arial1" fo:font-size="6pt" style:font-size-asian="6pt"/>
    </style:style>
    <style:style style:name="P49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.752cm"/>
          <style:tab-stop style:position="2.251cm"/>
          <style:tab-stop style:position="6.502cm"/>
          <style:tab-stop style:position="7.251cm"/>
          <style:tab-stop style:position="10.753cm"/>
          <style:tab-stop style:position="13.252cm"/>
          <style:tab-stop style:position="13.753cm"/>
          <style:tab-stop style:position="14.503cm"/>
        </style:tab-stops>
      </style:paragraph-properties>
      <style:text-properties style:font-name="Arial1" fo:font-size="6pt" style:font-size-asian="6pt"/>
    </style:style>
    <style:style style:name="P50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0.501cm"/>
          <style:tab-stop style:position="1.752cm"/>
          <style:tab-stop style:position="2.251cm"/>
          <style:tab-stop style:position="6.502cm"/>
          <style:tab-stop style:position="7.251cm"/>
          <style:tab-stop style:position="9.753cm"/>
          <style:tab-stop style:position="10.753cm"/>
          <style:tab-stop style:position="13.252cm"/>
          <style:tab-stop style:position="13.753cm"/>
          <style:tab-stop style:position="14.503cm"/>
        </style:tab-stops>
      </style:paragraph-properties>
      <style:text-properties style:font-name="Arial1" fo:font-size="6pt" style:font-size-asian="6pt"/>
    </style:style>
    <style:style style:name="P51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0.501cm"/>
          <style:tab-stop style:position="1.752cm"/>
          <style:tab-stop style:position="2.251cm"/>
          <style:tab-stop style:position="6.502cm"/>
          <style:tab-stop style:position="7.251cm"/>
          <style:tab-stop style:position="10.753cm"/>
          <style:tab-stop style:position="11.753cm"/>
          <style:tab-stop style:position="13.753cm"/>
        </style:tab-stops>
      </style:paragraph-properties>
      <style:text-properties style:font-name="Arial1" fo:font-size="6pt" style:font-size-asian="6pt"/>
    </style:style>
    <style:style style:name="P5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0.501cm"/>
          <style:tab-stop style:position="11.753cm"/>
        </style:tab-stops>
      </style:paragraph-properties>
      <style:text-properties style:font-name="Arial1" fo:font-size="6pt" style:font-size-asian="6pt"/>
    </style:style>
    <style:style style:name="P5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0.501cm"/>
          <style:tab-stop style:position="3.752cm"/>
          <style:tab-stop style:position="8.502cm"/>
          <style:tab-stop style:position="13.002cm"/>
        </style:tab-stops>
      </style:paragraph-properties>
      <style:text-properties style:font-name="Arial1" fo:font-size="6pt" style:font-size-asian="6pt"/>
    </style:style>
    <style:style style:name="P54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0.501cm"/>
        </style:tab-stops>
      </style:paragraph-properties>
      <style:text-properties style:font-name="Arial1" fo:font-size="6pt" style:font-size-asian="6pt"/>
    </style:style>
    <style:style style:name="P5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.752cm"/>
          <style:tab-stop style:position="2.251cm"/>
          <style:tab-stop style:position="6.502cm"/>
          <style:tab-stop style:position="7.251cm"/>
          <style:tab-stop style:position="10.753cm"/>
          <style:tab-stop style:position="13.753cm"/>
        </style:tab-stops>
      </style:paragraph-properties>
      <style:text-properties style:font-name="Arial1" fo:font-weight="bold" style:font-weight-asian="bold"/>
    </style:style>
    <style:style style:name="P56" style:family="paragraph" style:parent-style-name="Standard">
      <style:paragraph-properties fo:margin-left="0.501cm" fo:margin-right="0cm" fo:text-indent="0cm" style:auto-text-indent="false">
        <style:tab-stops>
          <style:tab-stop style:position="13.252cm"/>
          <style:tab-stop style:position="14.501cm"/>
        </style:tab-stops>
      </style:paragraph-properties>
    </style:style>
    <style:style style:name="P57" style:family="paragraph" style:parent-style-name="Standard">
      <style:paragraph-properties fo:margin-left="0.501cm" fo:margin-right="0cm" fo:text-indent="0cm" style:auto-text-indent="false">
        <style:tab-stops>
          <style:tab-stop style:position="13.252cm"/>
          <style:tab-stop style:position="14.501cm"/>
        </style:tab-stops>
      </style:paragraph-properties>
      <style:text-properties style:font-name="Arial1" fo:font-size="8pt" style:font-size-asian="8pt"/>
    </style:style>
    <style:style style:name="P58" style:family="paragraph" style:parent-style-name="Standard">
      <style:paragraph-properties fo:margin-left="0.501cm" fo:margin-right="0cm" fo:text-indent="0cm" style:auto-text-indent="false">
        <style:tab-stops>
          <style:tab-stop style:position="13.252cm"/>
          <style:tab-stop style:position="14.501cm"/>
        </style:tab-stops>
      </style:paragraph-properties>
      <style:text-properties style:font-name="Arial1" fo:font-size="8pt" fo:font-weight="bold" style:font-size-asian="8pt" style:font-weight-asian="bold" style:font-weight-complex="bold"/>
    </style:style>
    <style:style style:name="P59" style:family="paragraph" style:parent-style-name="Standard">
      <style:paragraph-properties fo:margin-left="0.501cm" fo:margin-right="0cm" fo:text-indent="0cm" style:auto-text-indent="false"/>
      <style:text-properties style:font-name="Arial1" fo:font-size="9pt" style:font-size-asian="9pt"/>
    </style:style>
    <style:style style:name="P60" style:family="paragraph" style:parent-style-name="Standard">
      <style:paragraph-properties fo:margin-left="0.501cm" fo:margin-right="0cm" fo:text-indent="0cm" style:auto-text-indent="false">
        <style:tab-stops>
          <style:tab-stop style:position="13.252cm"/>
          <style:tab-stop style:position="14.501cm"/>
        </style:tab-stops>
      </style:paragraph-properties>
      <style:text-properties style:font-name="Arial1" fo:font-size="9pt" style:font-size-asian="9pt"/>
    </style:style>
    <style:style style:name="P61" style:family="paragraph" style:parent-style-name="Standard">
      <style:paragraph-properties fo:margin-left="0.501cm" fo:margin-right="0cm" fo:text-indent="0cm" style:auto-text-indent="false">
        <style:tab-stops>
          <style:tab-stop style:position="11.252cm"/>
        </style:tab-stops>
      </style:paragraph-properties>
      <style:text-properties style:font-name="Arial1" fo:font-size="9pt" style:font-size-asian="9pt"/>
    </style:style>
    <style:style style:name="P62" style:family="paragraph" style:parent-style-name="Standard">
      <style:paragraph-properties fo:margin-left="0.501cm" fo:margin-right="0cm" fo:text-indent="0cm" style:auto-text-indent="false">
        <style:tab-stops>
          <style:tab-stop style:position="-0.501cm"/>
        </style:tab-stops>
      </style:paragraph-properties>
      <style:text-properties style:font-name="Arial1" fo:font-size="9pt" style:font-size-asian="9pt"/>
    </style:style>
    <style:style style:name="P63" style:family="paragraph" style:parent-style-name="Standard">
      <style:paragraph-properties fo:margin-left="0.501cm" fo:margin-right="0cm" fo:text-indent="0cm" style:auto-text-indent="false">
        <style:tab-stops>
          <style:tab-stop style:position="11.252cm"/>
        </style:tab-stops>
      </style:paragraph-properties>
    </style:style>
    <style:style style:name="P64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13.753cm"/>
          <style:tab-stop style:position="15.002cm"/>
        </style:tab-stops>
      </style:paragraph-properties>
      <style:text-properties style:font-name="Arial1" fo:font-size="6pt" style:font-size-asian="6pt"/>
    </style:style>
    <style:style style:name="P6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Arial1" fo:font-size="9pt" style:font-size-asian="9pt"/>
    </style:style>
    <style:style style:name="P66" style:family="paragraph" style:parent-style-name="Standard">
      <style:paragraph-properties fo:margin-left="10.005cm" fo:margin-right="0cm" fo:text-indent="0cm" style:auto-text-indent="false">
        <style:tab-stops>
          <style:tab-stop style:position="0.501cm"/>
          <style:tab-stop style:position="8.502cm"/>
        </style:tab-stops>
      </style:paragraph-properties>
      <style:text-properties style:font-name="Arial1" fo:font-size="9pt" style:font-size-asian="9pt"/>
    </style:style>
    <style:style style:name="P67" style:family="paragraph" style:parent-style-name="Standard" style:master-page-name="Standard">
      <style:paragraph-properties style:page-number="auto"/>
      <style:text-properties style:font-name="Arial1" fo:font-size="10pt" fo:font-weight="bold" style:font-size-asian="10pt" style:font-weight-asian="bold" style:font-size-complex="10pt" style:font-weight-complex="bold"/>
    </style:style>
    <style:style style:name="P68" style:family="paragraph" style:parent-style-name="Standard" style:list-style-name="WW8Num1">
      <style:paragraph-properties>
        <style:tab-stops>
          <style:tab-stop style:position="1.752cm"/>
          <style:tab-stop style:position="2.251cm"/>
          <style:tab-stop style:position="6.502cm"/>
          <style:tab-stop style:position="7.251cm"/>
          <style:tab-stop style:position="10.753cm"/>
          <style:tab-stop style:position="13.753cm"/>
        </style:tab-stops>
      </style:paragraph-properties>
      <style:text-properties style:font-name="Arial1" fo:font-size="8pt" fo:font-weight="bold" style:font-size-asian="8pt" style:font-weight-asian="bold" style:font-weight-complex="bold"/>
    </style:style>
    <style:style style:name="P69" style:family="paragraph" style:parent-style-name="Standard" style:list-style-name="WW8Num1">
      <style:paragraph-properties>
        <style:tab-stops>
          <style:tab-stop style:position="1.752cm"/>
          <style:tab-stop style:position="2.251cm"/>
          <style:tab-stop style:position="6.502cm"/>
          <style:tab-stop style:position="7.251cm"/>
          <style:tab-stop style:position="10.753cm"/>
          <style:tab-stop style:position="13.753cm"/>
        </style:tab-stops>
      </style:paragraph-properties>
      <style:text-properties style:font-name="Arial1" fo:font-size="9pt" style:font-size-asian="9pt"/>
    </style:style>
    <style:style style:name="P70" style:family="paragraph" style:parent-style-name="Standard" style:list-style-name="WW8Num1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style:font-name="Arial1" fo:font-size="9pt" fo:font-weight="bold" style:font-size-asian="9pt" style:font-weight-asian="bold"/>
    </style:style>
    <style:style style:name="P71" style:family="paragraph">
      <style:paragraph-properties fo:text-align="start"/>
      <style:text-properties style:text-line-through-style="none" style:font-name="Arial1" fo:font-size="12pt" fo:font-style="normal" style:text-underline-style="none" fo:font-weight="normal"/>
    </style:style>
    <style:style style:name="T1" style:family="text">
      <style:text-properties fo:font-weight="bold" style:font-size-asian="9pt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fo:font-size="9pt" style:font-size-asian="9pt"/>
    </style:style>
    <style:style style:name="T4" style:family="text">
      <style:text-properties style:font-name="Arial1" fo:font-size="9pt" fo:font-weight="bold" style:font-size-asian="9pt" style:font-weight-asian="bold"/>
    </style:style>
    <style:style style:name="T5" style:family="text">
      <style:text-properties style:font-name="Arial1" fo:font-size="8pt" style:font-size-asian="8pt"/>
    </style:style>
    <style:style style:name="T6" style:family="text">
      <style:text-properties style:font-name="Arial1" fo:font-size="8pt" fo:font-weight="bold" style:font-size-asian="8pt" style:font-weight-asian="bold" style:font-weight-complex="bold"/>
    </style:style>
    <style:style style:name="T7" style:family="text">
      <style:text-properties style:font-name="Arial1" fo:font-size="8pt" fo:font-weight="normal" style:font-size-asian="8pt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size-asian="9pt" style:font-weight-asian="normal" style:font-weight-complex="normal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style:font-size-asian="9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unnamed0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3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4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5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6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7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9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0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1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2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3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4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5"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6"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7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8" form:control-implementation="ooo:com.sun.star.form.component.CheckBox" xml:id="control19" form:id="control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9"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0"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1"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4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5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6" form:control-implementation="ooo:com.sun.star.form.component.CheckBox" xml:id="control25" form:id="control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7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2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2" form:control-implementation="ooo:com.sun.star.form.component.CheckBox" xml:id="control28" form:id="control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67">Eidgenössische Invalidenversicherung </text:p>
        <text:p text:style-name="P3"/>
        <text:p text:style-name="P3">[Adressat.Anschrift]</text:p>
        <text:p text:style-name="P3"/>
        <text:p text:style-name="P2"><text:span text:style-name="T11">Versicherte Person: </text:span><text:span text:style-name="T10">[Patient:mw:Herr/Frau], </text:span><text:span text:style-name="T1">[Patient.Vorname]</text:span><text:span text:style-name="T10"> </text:span><text:span text:style-name="T1">[Patient.Name] ([Patient.Geschlecht]),</text:span><text:span text:style-name="T11"> [Patient.Strasse], [Patient.Ort],</text:span><text:span text:style-name="T9"> [Patient.Geburtsdatum]</text:span></text:p>
        <text:p text:style-name="P11">AHV Nummer: [Patient.AHV]</text:p>
        <text:p text:style-name="P3"/>
        <text:p text:style-name="P30">Arztbericht</text:p>
        <text:p text:style-name="P3"/>
        <text:p text:style-name="P65">Empfänger: [<text:bookmark-start text:name="AAbsender"/>M<text:bookmark-end text:name="AAbsender"/>andant.Anschrift]</text:p>
        <text:p text:style-name="P44"/>
        <text:p text:style-name="P31"><text:span text:style-name="T3">Sachbearbeitung: </text:span><text:bookmark-start text:name="Text1"/><text:span text:style-name="T3"><text:text-input text:description="Text1">          </text:text-input></text:span><text:bookmark-end text:name="Text1"/><text:span text:style-name="T3"><text:tab/>Telefon: </text:span><text:bookmark-start text:name="Text2"/><text:span text:style-name="T3"><text:text-input text:description="Text2">          </text:text-input></text:span><text:bookmark-end text:name="Text2"/><text:span text:style-name="T3"><text:tab/>Luzern, </text:span><text:bookmark-start text:name="Text3"/><text:span text:style-name="T3"><text:text-input text:description="Text3">          </text:text-input></text:span><text:bookmark-end text:name="Text3"/></text:p>
        <text:p text:style-name="P8"/>
        <text:p text:style-name="P9"/>
        <text:p text:style-name="P16">Bitte mit Schreibmaschine ausfüllen und an die IV-Stelle zurücksenden.</text:p>
        <text:p text:style-name="P16">Doppel für den Arzt/die Ärztin und Rechnungsformular liegen bei.</text:p>
        <text:p text:style-name="P16"/>
        <text:p text:style-name="P16">Bitte Hinweise auf der Rückseite der beiliegenden Rechnung beachten.</text:p>
        <text:p text:style-name="P12"/>
        <text:p text:style-name="P12">Für die Beurteilung des Anspruchs auf:</text:p>
        <text:p text:style-name="P1"/>
        <text:p text:style-name="P39"><text:span text:style-name="T5">Rente </text:span><text:bookmark-start text:name="Kontrollkästchen1"/><text:span text:style-name="T5"><draw:control text:anchor-type="as-char" draw:z-index="0" draw:style-name="gr1" draw:text-style-name="P71" svg:width="0.382cm" svg:height="0.297cm" draw:control="control1"/></text:span><text:bookmark-end text:name="Kontrollkästchen1"/><text:span text:style-name="T5"><text:tab/>Medizinische Massnahmen </text:span><text:bookmark-start text:name="Kontrollkästchen2"/><text:span text:style-name="T5"><draw:control text:anchor-type="as-char" draw:z-index="1" draw:style-name="gr1" draw:text-style-name="P71" svg:width="0.382cm" svg:height="0.297cm" draw:control="control2"/></text:span><text:bookmark-end text:name="Kontrollkästchen2"/><text:span text:style-name="T5"><text:tab/>Berufliche Massnahmen </text:span><text:bookmark-start text:name="Kontrollkästchen3"/><text:span text:style-name="T5"><draw:control text:anchor-type="as-char" draw:z-index="2" draw:style-name="gr1" draw:text-style-name="P71" svg:width="0.382cm" svg:height="0.297cm" draw:control="control3"/></text:span><text:bookmark-end text:name="Kontrollkästchen3"/><text:span text:style-name="T5"><text:tab/>Sonderschulung </text:span><text:bookmark-start text:name="Kontrollkästchen4"/><text:span text:style-name="T5"><draw:control text:anchor-type="as-char" draw:z-index="3" draw:style-name="gr1" draw:text-style-name="P71" svg:width="0.382cm" svg:height="0.297cm" draw:control="control4"/></text:span><text:bookmark-end text:name="Kontrollkästchen4"/><text:span text:style-name="T5"><text:tab/>Hilfsmittel</text:span><text:bookmark-start text:name="Kontrollkästchen5"/><text:span text:style-name="T5"><draw:control text:anchor-type="as-char" draw:z-index="4" draw:style-name="gr1" draw:text-style-name="P71" svg:width="0.382cm" svg:height="0.297cm" draw:control="control5"/></text:span><text:bookmark-end text:name="Kontrollkästchen5"/></text:p>
        <text:p text:style-name="P12"/>
        <text:p text:style-name="P12"/>
        <text:list xml:id="list4215791477689561222" text:style-name="WW8Num1">
          <text:list-item>
            <text:p text:style-name="P70">Fragen an den Arzt / die Ärztin</text:p>
            <text:p text:style-name="P70"/>
          </text:list-item>
        </text:list>
        <text:p text:style-name="P46"><text:span text:style-name="T5">1.1<text:tab/></text:span><text:bookmark-start text:name="Text4"/><text:span text:style-name="T3"><text:text-input text:description="Text4">          </text:text-input></text:span><text:bookmark-end text:name="Text4"/></text:p>
        <text:p text:style-name="P22"/>
        <text:p text:style-name="P48"/>
        <text:list xml:id="list34237366" text:continue-numbering="true" text:style-name="WW8Num1">
          <text:list-item>
            <text:list>
              <text:list-item>
                <text:p text:style-name="P68">Seit wann besteht der Gesundheitsschaden?</text:p>
                <text:p text:style-name="P69"><text:bookmark-start text:name="Text5"/><text:text-input text:description="Text5">          </text:text-input><text:bookmark-end text:name="Text5"/></text:p>
              </text:list-item>
            </text:list>
          </text:list-item>
        </text:list>
        <text:p text:style-name="P22"/>
        <text:p text:style-name="P49"/>
        <text:p text:style-name="P17">1.3 Bedarf die versicherte Person ärztlicher Behandlung? Wenn ja, welcher?</text:p>
        <text:p text:style-name="P40"><text:span text:style-name="T5"><text:tab/>ja </text:span><text:bookmark-start text:name="Kontrollkästchen6"/><text:span text:style-name="T5"><draw:control text:anchor-type="as-char" draw:z-index="5" draw:style-name="gr1" draw:text-style-name="P71" svg:width="0.382cm" svg:height="0.297cm" draw:control="control6"/></text:span><text:bookmark-end text:name="Kontrollkästchen6"/><text:span text:style-name="T5"><text:tab/>nein </text:span><text:bookmark-start text:name="Kontrollkästchen7"/><text:span text:style-name="T5"><draw:control text:anchor-type="as-char" draw:z-index="6" draw:style-name="gr1" draw:text-style-name="P71" svg:width="0.382cm" svg:height="0.297cm" draw:control="control7"/></text:span><text:bookmark-end text:name="Kontrollkästchen7"/></text:p>
        <text:p text:style-name="P41"><text:span text:style-name="T5"><text:tab/>seit <text:s/></text:span><text:bookmark-start text:name="Text6"/><text:span text:style-name="T3"><text:text-input text:description="Text6">          </text:text-input></text:span><text:bookmark-end text:name="Text6"/><text:span text:style-name="T3"><text:tab/></text:span><text:span text:style-name="T5">voraussichtlich bis <text:s/></text:span><text:bookmark-start text:name="Text7"/><text:span text:style-name="T3"><text:text-input text:description="Text7">          </text:text-input></text:span><text:bookmark-end text:name="Text7"/></text:p>
        <text:p text:style-name="P23"/>
        <text:p text:style-name="P50"/>
        <text:p text:style-name="P18">1.4 Gesundheitszustand der versicherten Person?</text:p>
        <text:p text:style-name="P42"><text:span text:style-name="T5"><text:tab/>stationär </text:span><text:bookmark-start text:name="Kontrollkästchen8"/><text:span text:style-name="T5"><draw:control text:anchor-type="as-char" draw:z-index="7" draw:style-name="gr1" draw:text-style-name="P71" svg:width="0.382cm" svg:height="0.297cm" draw:control="control8"/></text:span><text:bookmark-end text:name="Kontrollkästchen8"/><text:span text:style-name="T5"><text:tab/>besserungsfähig </text:span><text:bookmark-start text:name="Kontrollkästchen9"/><text:span text:style-name="T5"><draw:control text:anchor-type="as-char" draw:z-index="8" draw:style-name="gr1" draw:text-style-name="P71" svg:width="0.382cm" svg:height="0.297cm" draw:control="control9"/></text:span><text:bookmark-end text:name="Kontrollkästchen9"/><text:span text:style-name="T5"><text:tab/>sich verschlechternd </text:span><text:bookmark-start text:name="Kontrollkästchen10"/><text:span text:style-name="T5"><draw:control text:anchor-type="as-char" draw:z-index="9" draw:style-name="gr1" draw:text-style-name="P71" svg:width="0.382cm" svg:height="0.297cm" draw:control="control10"/></text:span><text:bookmark-end text:name="Kontrollkästchen10"/></text:p>
        <text:p text:style-name="P24"/>
        <text:p text:style-name="P55"/>
        <text:p text:style-name="P16">1.5 Arbeitsunfähigkeit im bisherigen Beruf oder Tätigkeitsbereich?</text:p>
        <text:p text:style-name="P43"><text:span text:style-name="T5"><text:tab/>Ja </text:span><text:bookmark-start text:name="Kontrollkästchen11"/><text:span text:style-name="T5"><draw:control text:anchor-type="as-char" draw:z-index="10" draw:style-name="gr1" draw:text-style-name="P71" svg:width="0.382cm" svg:height="0.297cm" draw:control="control11"/></text:span><text:bookmark-end text:name="Kontrollkästchen11"/><text:span text:style-name="T5"><text:tab/>Keine sicheren Angaben möglich </text:span><text:bookmark-start text:name="Kontrollkästchen12"/><text:span text:style-name="T5"><draw:control text:anchor-type="as-char" draw:z-index="11" draw:style-name="gr1" draw:text-style-name="P71" svg:width="0.382cm" svg:height="0.297cm" draw:control="control12"/></text:span><text:bookmark-end text:name="Kontrollkästchen12"/><text:span text:style-name="T3"><text:tab/></text:span><text:bookmark-start text:name="Text8"/><text:span text:style-name="T5"><text:text-input text:description="Text8">          </text:text-input></text:span><text:bookmark-end text:name="Text8"/><text:span text:style-name="T5"> (Beruf angeben)</text:span></text:p>
        <text:p text:style-name="P4"/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32"><text:span text:style-name="T3"><text:tab/></text:span><text:bookmark-start text:name="Text9"/><text:span text:style-name="T3"><text:text-input text:description="Text9">          </text:text-input></text:span><text:bookmark-end text:name="Text9"/><text:span text:style-name="T3"><text:tab/>% vom<text:tab/> </text:span><text:bookmark-start text:name="Text10"/><text:span text:style-name="T3"><text:text-input text:description="Text10">          </text:text-input></text:span><text:bookmark-end text:name="Text10"/><text:span text:style-name="T3"><text:tab/> bis<text:tab/></text:span><text:bookmark-start text:name="Text11"/><text:span text:style-name="T3"><text:text-input text:description="Text11">          </text:text-input></text:span><text:bookmark-end text:name="Text11"/></text:p>
            </table:table-cell>
            <table:table-cell table:style-name="Tabelle2.B1" office:value-type="string">
              <text:p text:style-name="P33"><text:span text:style-name="T3"><text:tab/></text:span><text:bookmark-start text:name="Text18"/><text:span text:style-name="T3"><text:text-input text:description="Text18">          </text:text-input></text:span><text:bookmark-end text:name="Text18"/><text:span text:style-name="T3"><text:tab/>% vom<text:tab/> </text:span><text:bookmark-start text:name="Text21"/><text:span text:style-name="T3"><text:text-input text:description="Text21">          </text:text-input></text:span><text:bookmark-end text:name="Text21"/><text:span text:style-name="T3"><text:tab/> bis<text:tab/></text:span><text:bookmark-start text:name="Text24"/><text:span text:style-name="T3"><text:text-input text:description="Text24">          </text:text-input></text:span><text:bookmark-end text:name="Text24"/></text:p>
            </table:table-cell>
          </table:table-row>
          <table:table-row table:style-name="Tabelle2.1">
            <table:table-cell table:style-name="Tabelle2.A1" office:value-type="string">
              <text:p text:style-name="P34"><text:span text:style-name="T3"><text:tab/></text:span><text:bookmark-start text:name="Text12"/><text:span text:style-name="T3"><text:text-input text:description="Text12">          </text:text-input></text:span><text:bookmark-end text:name="Text12"/><text:span text:style-name="T3"><text:tab/>% vom<text:tab/><text:tab/> </text:span><text:bookmark-start text:name="Text14"/><text:span text:style-name="T3"><text:text-input text:description="Text14">          </text:text-input></text:span><text:bookmark-end text:name="Text14"/><text:span text:style-name="T3"><text:tab/> bis<text:tab/></text:span><text:bookmark-start text:name="Text17"/><text:span text:style-name="T3"><text:text-input text:description="Text17">          </text:text-input></text:span><text:bookmark-end text:name="Text17"/></text:p>
            </table:table-cell>
            <table:table-cell table:style-name="Tabelle2.B1" office:value-type="string">
              <text:p text:style-name="P33"><text:span text:style-name="T3"><text:tab/></text:span><text:bookmark-start text:name="Text19"/><text:span text:style-name="T3"><text:text-input text:description="Text19">          </text:text-input></text:span><text:bookmark-end text:name="Text19"/><text:span text:style-name="T3"><text:tab/>% vom<text:tab/> </text:span><text:bookmark-start text:name="Text22"/><text:span text:style-name="T3"><text:text-input text:description="Text22">          </text:text-input></text:span><text:bookmark-end text:name="Text22"/><text:span text:style-name="T3"><text:tab/> bis<text:tab/></text:span><text:bookmark-start text:name="Text25"/><text:span text:style-name="T3"><text:text-input text:description="Text25">          </text:text-input></text:span><text:bookmark-end text:name="Text25"/></text:p>
            </table:table-cell>
          </table:table-row>
          <table:table-row table:style-name="Tabelle2.1">
            <table:table-cell table:style-name="Tabelle2.A1" office:value-type="string">
              <text:p text:style-name="P34"><text:span text:style-name="T3"><text:tab/></text:span><text:bookmark-start text:name="Text13"/><text:span text:style-name="T3"><text:text-input text:description="Text13">          </text:text-input></text:span><text:bookmark-end text:name="Text13"/><text:span text:style-name="T3"><text:tab/>% vom<text:tab/><text:tab/> </text:span><text:bookmark-start text:name="Text15"/><text:span text:style-name="T3"><text:text-input text:description="Text15">          </text:text-input></text:span><text:bookmark-end text:name="Text15"/><text:span text:style-name="T3"><text:tab/> bis<text:tab/></text:span><text:bookmark-start text:name="Text16"/><text:span text:style-name="T3"><text:text-input text:description="Text16">          </text:text-input></text:span><text:bookmark-end text:name="Text16"/></text:p>
            </table:table-cell>
            <table:table-cell table:style-name="Tabelle2.B1" office:value-type="string">
              <text:p text:style-name="P33"><text:span text:style-name="T3"><text:tab/></text:span><text:bookmark-start text:name="Text20"/><text:span text:style-name="T3"><text:text-input text:description="Text20">          </text:text-input></text:span><text:bookmark-end text:name="Text20"/><text:span text:style-name="T3"><text:tab/>% vom<text:tab/> </text:span><text:bookmark-start text:name="Text23"/><text:span text:style-name="T3"><text:text-input text:description="Text23">          </text:text-input></text:span><text:bookmark-end text:name="Text23"/><text:span text:style-name="T3"><text:tab/> bis<text:tab/></text:span><text:bookmark-start text:name="Text26"/><text:span text:style-name="T3"><text:text-input text:description="Text26">          </text:text-input></text:span><text:bookmark-end text:name="Text26"/></text:p>
            </table:table-cell>
          </table:table-row>
        </table:table>
        <text:p text:style-name="P35"/>
        <text:p text:style-name="P56"><text:span text:style-name="T5">Sind diese Arbeitsunterbrüche ausschliesslich gesundheitlich begründet?<text:tab/>ja </text:span><text:bookmark-start text:name="Kontrollkästchen13"/><text:span text:style-name="T5"><draw:control text:anchor-type="as-char" draw:z-index="12" draw:style-name="gr1" draw:text-style-name="P71" svg:width="0.382cm" svg:height="0.297cm" draw:control="control13"/></text:span><text:bookmark-end text:name="Kontrollkästchen13"/><text:span text:style-name="T5"><text:tab/>nein </text:span><text:bookmark-start text:name="Kontrollkästchen14"/><text:span text:style-name="T5"><draw:control text:anchor-type="as-char" draw:z-index="13" draw:style-name="gr1" draw:text-style-name="P71" svg:width="0.382cm" svg:height="0.297cm" draw:control="control14"/></text:span><text:bookmark-end text:name="Kontrollkästchen14"/></text:p>
        <text:p text:style-name="P57">Wenn nein, Begründung unter &lt;Bemerkungen&gt; (Ziff. 2)</text:p>
        <text:p text:style-name="P56"><text:span text:style-name="T5">Halten Sie eine ergänzende medizinische Abklärung der Arbeitsunfähigkeit für angezeigt?<text:tab/>ja </text:span><text:bookmark-start text:name="Kontrollkästchen15"/><text:span text:style-name="T5"><draw:control text:anchor-type="as-char" draw:z-index="15" draw:style-name="gr1" draw:text-style-name="P71" svg:width="0.382cm" svg:height="0.297cm" draw:control="control16"/></text:span><text:bookmark-end text:name="Kontrollkästchen15"/><text:span text:style-name="T5"><text:tab/>nein </text:span><text:bookmark-start text:name="Kontrollkästchen16"/><text:span text:style-name="T5"><draw:control text:anchor-type="as-char" draw:z-index="14" draw:style-name="gr1" draw:text-style-name="P71" svg:width="0.382cm" svg:height="0.297cm" draw:control="control15"/></text:span><text:bookmark-end text:name="Kontrollkästchen16"/></text:p>
        <text:p text:style-name="P25"/>
        <text:p text:style-name="P51"/>
        <text:p text:style-name="P36"><text:span text:style-name="T6">1.6<text:tab/>Kann die Arbeitsfähigkeit verbessert werden durch medizinische Massnahmen</text:span><text:span text:style-name="T5"><text:tab/>ja </text:span><text:bookmark-start text:name="Kontrollkästchen17"/><text:span text:style-name="T5"><draw:control text:anchor-type="as-char" draw:z-index="16" draw:style-name="gr1" draw:text-style-name="P71" svg:width="0.382cm" svg:height="0.297cm" draw:control="control17"/></text:span><text:bookmark-end text:name="Kontrollkästchen17"/><text:span text:style-name="T5"><text:tab/>nein </text:span><text:bookmark-start text:name="Kontrollkästchen18"/><text:span text:style-name="T5"><draw:control text:anchor-type="as-char" draw:z-index="17" draw:style-name="gr1" draw:text-style-name="P71" svg:width="0.382cm" svg:height="0.297cm" draw:control="control18"/></text:span><text:bookmark-end text:name="Kontrollkästchen18"/></text:p>
        <text:p text:style-name="P58">Wenn ja, welche?</text:p>
        <text:p text:style-name="P60"><text:bookmark-start text:name="Text27"/><text:text-input text:description="Text27">          </text:text-input><text:bookmark-end text:name="Text27"/></text:p>
        <text:p text:style-name="P56"><text:span text:style-name="T5">Sind berufliche Massnahmen angezeigt? Wenn ja, ab sofort? </text:span><text:bookmark-start text:name="Text28"/><text:span text:style-name="T3"><text:text-input text:description="Text28">          </text:text-input></text:span><text:bookmark-end text:name="Text28"/><text:span text:style-name="T5"><text:tab/>ja </text:span><text:bookmark-start text:name="Kontrollkästchen19"/><text:span text:style-name="T5"><draw:control text:anchor-type="as-char" draw:z-index="19" draw:style-name="gr1" draw:text-style-name="P71" svg:width="0.382cm" svg:height="0.297cm" draw:control="control20"/></text:span><text:bookmark-end text:name="Kontrollkästchen19"/><text:span text:style-name="T5"><text:tab/>nein </text:span><text:bookmark-start text:name="Kontrollkästchen20"/><text:span text:style-name="T5"><draw:control text:anchor-type="as-char" draw:z-index="18" draw:style-name="gr1" draw:text-style-name="P71" svg:width="0.382cm" svg:height="0.297cm" draw:control="control19"/></text:span><text:bookmark-end text:name="Kontrollkästchen20"/></text:p>
        <text:p text:style-name="P57"/>
        <text:p text:style-name="P57">Gegenindikationen im bisherigen Beruf? Umschreibung einer der Behinderung angepassten Tätigkeit?</text:p>
        <text:p text:style-name="P60"><text:bookmark-start text:name="Text29"/><text:text-input text:description="Text29">          </text:text-input><text:bookmark-end text:name="Text29"/></text:p>
        <text:p text:style-name="P26"/>
        <text:p text:style-name="P52"/>
        <text:p text:style-name="P36"><text:span text:style-name="T6">1.7 Wirkt sich der Gesundheitszustand auf den Schulbesuch oder auf die berufliche Ausbildung aus?</text:span><text:span text:style-name="T5"><text:tab/>ja </text:span><text:bookmark-start text:name="Kontrollkästchen21"/><text:span text:style-name="T5"><draw:control text:anchor-type="as-char" draw:z-index="20" draw:style-name="gr1" draw:text-style-name="P71" svg:width="0.382cm" svg:height="0.297cm" draw:control="control21"/></text:span><text:bookmark-end text:name="Kontrollkästchen21"/><text:span text:style-name="T5"><text:tab/>nein </text:span><text:bookmark-start text:name="Kontrollkästchen22"/><text:span text:style-name="T5"><draw:control text:anchor-type="as-char" draw:z-index="21" draw:style-name="gr1" draw:text-style-name="P71" svg:width="0.382cm" svg:height="0.297cm" draw:control="control22"/></text:span><text:bookmark-end text:name="Kontrollkästchen22"/></text:p>
        <text:p text:style-name="P56"><text:span text:style-name="T5">Wie?</text:span><text:span text:style-name="T3"> </text:span><text:bookmark-start text:name="Text30"/><text:span text:style-name="T3"><text:text-input text:description="Text30">          </text:text-input></text:span><text:bookmark-end text:name="Text30"/></text:p>
        <text:p text:style-name="P64"/>
        <text:p text:style-name="P36"><text:span text:style-name="T6">1.8 Benötigt die versicherte Person Hilfsmittel?<text:tab/></text:span><text:span text:style-name="T7">ja </text:span><text:span text:style-name="T7"><draw:control text:anchor-type="as-char" draw:z-index="26" draw:style-name="gr1" draw:text-style-name="P71" svg:width="0.382cm" svg:height="0.297cm" draw:control="control27"/></text:span><text:span text:style-name="T7"><text:tab/>nein</text:span><text:span text:style-name="T6"> </text:span><text:span text:style-name="T6"><draw:control text:anchor-type="as-char" draw:z-index="27" draw:style-name="gr1" draw:text-style-name="P71" svg:width="0.382cm" svg:height="0.297cm" draw:control="control28"/></text:span></text:p>
        <text:p text:style-name="P21">Wenn ja, welche?<text:bookmark text:name="Kontrollkästchen23"/><text:bookmark text:name="Kontrollkästchen24"/></text:p>
        <text:p text:style-name="P59"><text:bookmark-start text:name="Text31"/><text:text-input text:description="Text31">          </text:text-input><text:bookmark-end text:name="Text31"/></text:p>
        <text:p text:style-name="P52"/>
        <text:p text:style-name="P36"><text:span text:style-name="T6">1.9 Ist die versicherte Person als hilflos zu betrachten? </text:span><text:span text:style-name="T5"><text:tab/>ja </text:span><text:bookmark-start text:name="Kontrollkästchen25"/><text:span text:style-name="T5"><draw:control text:anchor-type="as-char" draw:z-index="22" draw:style-name="gr1" draw:text-style-name="P71" svg:width="0.382cm" svg:height="0.297cm" draw:control="control23"/></text:span><text:bookmark-end text:name="Kontrollkästchen25"/><text:span text:style-name="T5"><text:tab/>nein </text:span><text:bookmark-start text:name="Kontrollkästchen26"/><text:span text:style-name="T5"><draw:control text:anchor-type="as-char" draw:z-index="23" draw:style-name="gr1" draw:text-style-name="P71" svg:width="0.382cm" svg:height="0.297cm" draw:control="control24"/></text:span><text:bookmark-end text:name="Kontrollkästchen26"/></text:p>
        <text:p text:style-name="P63"><text:span text:style-name="T6">Wenn ja, seit wann?</text:span><text:span text:style-name="T3"> </text:span><text:bookmark-start text:name="Text32"/><text:span text:style-name="T3"><text:text-input text:description="Text32">          </text:text-input></text:span><text:bookmark-end text:name="Text32"/></text:p>
        <text:p text:style-name="P47"><text:soft-page-break/><text:span text:style-name="T4">2.<text:tab/>Antworten und Bemerkungen zu 1.1 – 1.9</text:span><text:span text:style-name="T2"> </text:span><text:span text:style-name="T5">(bei Platzmangel Beiblatt benützen):</text:span></text:p>
        <text:p text:style-name="P61"><text:bookmark-start text:name="Text33"/><text:text-input text:description="Text33">          </text:text-input><text:bookmark-end text:name="Text33"/></text:p>
        <text:p text:style-name="P27"/>
        <text:p text:style-name="P52"/>
        <text:p text:style-name="P45"><text:span text:style-name="T4">3.<text:tab/>Diagnose </text:span><text:span text:style-name="T5">(wichtige Leiden unterstreichen)</text:span></text:p>
        <text:p text:style-name="P62"><text:bookmark-start text:name="Diagnose"/><text:bookmark-start text:name="Text43"/><text:text-input text:description="Text43">          </text:text-input><text:bookmark-end text:name="Diagnose"/><text:bookmark-end text:name="Text43"/></text:p>
        <text:p text:style-name="P5"/>
        <text:p text:style-name="P15"><text:tab/>Bei Minderjährigen: Liegt ein Geburtsgebrechen gemäss GgV vor?</text:p>
        <text:p text:style-name="P37"><text:span text:style-name="T5"><text:tab/>ja </text:span><text:bookmark-start text:name="Kontrollkästchen27"/><text:span text:style-name="T5"><draw:control text:anchor-type="as-char" draw:z-index="24" draw:style-name="gr1" draw:text-style-name="P71" svg:width="0.382cm" svg:height="0.297cm" draw:control="control25"/></text:span><text:bookmark-end text:name="Kontrollkästchen27"/><text:span text:style-name="T5">nein </text:span><text:bookmark-start text:name="Kontrollkästchen28"/><text:span text:style-name="T5"><draw:control text:anchor-type="as-char" draw:z-index="25" draw:style-name="gr1" draw:text-style-name="P71" svg:width="0.382cm" svg:height="0.297cm" draw:control="control26"/></text:span><text:bookmark-end text:name="Kontrollkästchen28"/></text:p>
        <text:p text:style-name="P37"><text:span text:style-name="T5"><text:tab/>Wenn ja, Ziffer </text:span>gemäss<text:span text:style-name="T5"> GgV </text:span><text:bookmark-start text:name="Text34"/><text:span text:style-name="T5"><text:text-input text:description="Text34">          </text:text-input></text:span><text:bookmark-end text:name="Text34"/></text:p>
        <text:p text:style-name="P28"/>
        <text:p text:style-name="P52"/>
        <text:p text:style-name="P38"><text:span text:style-name="T4">4. Ärztlicher Befund<text:tab/></text:span><text:span text:style-name="T5">Untersuchung vom</text:span><text:span text:style-name="T3"> </text:span><text:bookmark-start text:name="Text35"/><text:span text:style-name="T3"><text:text-input text:description="Text35">          </text:text-input></text:span><text:bookmark-end text:name="Text35"/><text:span text:style-name="T3"><text:tab/></text:span><text:span text:style-name="T5">Behandlung vom</text:span><text:span text:style-name="T3"> </text:span><text:bookmark-start text:name="Text36"/><text:span text:style-name="T3"><text:text-input text:description="Text36">          </text:text-input></text:span><text:bookmark-end text:name="Text36"/><text:span text:style-name="T3"> <text:tab/></text:span><text:span text:style-name="T5">bis</text:span><text:span text:style-name="T3"> </text:span><text:bookmark-start text:name="Text37"/><text:span text:style-name="T3"><text:text-input text:description="Text37">          </text:text-input></text:span><text:bookmark-end text:name="Text37"/></text:p>
        <text:p text:style-name="P13">4.1 Anamnese (Familie, frühere Krankheiten oder Unfälle)</text:p>
        <text:p text:style-name="P13">4.2 Angegebene Beschwerden</text:p>
        <text:p text:style-name="P13">4.3 Status (Allgemein- und Lokalstatus, beeinträchtigte körperliche und geistige Funktionen,</text:p>
        <text:p text:style-name="P13"><text:s text:c="6"/>Süchte, Laborresultate Rx, EKG, EEG, usw.)</text:p>
        <text:p text:style-name="P59"><text:bookmark-start text:name="Text38"/><text:text-input text:description="Text38">          </text:text-input><text:bookmark-end text:name="Text38"/></text:p>
        <text:p text:style-name="P53"/>
        <text:p text:style-name="P19">5. War zur Erstellung dieses Arztberichts eine Konsultation oder ein Besuch notwendig?</text:p>
        <text:p text:style-name="P59"><text:bookmark-start text:name="Text39"/><text:text-input text:description="Text39">          </text:text-input><text:bookmark-end text:name="Text39"/></text:p>
        <text:p text:style-name="P29"/>
        <text:p text:style-name="P53"/>
        <text:p text:style-name="P19">6. Wünschen Sie über den Beschluss der IV-Organe informiert zu werden?</text:p>
        <text:p text:style-name="P59"><text:bookmark-start text:name="Text40"/><text:text-input text:description="Text40">          </text:text-input><text:bookmark-end text:name="Text40"/></text:p>
        <text:p text:style-name="P29"/>
        <text:p text:style-name="P54"/>
        <text:p text:style-name="P20">7. Beilagen</text:p>
        <text:p text:style-name="P14"><text:tab/>Der ärztliche Dienst der IV-Stelle bittet Sie, Berichte von Spitälern und Spezialärzten/Spezial-</text:p>
        <text:p text:style-name="P14"><text:tab/>ärztinnen beizulegen oder diese genau zu bezeichnen, damit sie die IV-Stelle selbst anford-</text:p>
        <text:p text:style-name="P14"><text:tab/>ern kann. Hierfür dankt er im voraus. Originalberichte werden nach Einsichtnahme zurück-</text:p>
        <text:p text:style-name="P14"><text:tab/>gesandt.</text:p>
        <text:p text:style-name="P6"/>
        <text:p text:style-name="P6"/>
        <text:p text:style-name="P7">Ort und Datum <text:tab/><text:tab/><text:tab/>Unterschrift des Arztes / der Ärztin</text:p>
        <text:p text:style-name="P7">[Mandant.Ort], [Datum.Heute]</text:p>
        <text:p text:style-name="P7"><text:tab/><text:tab/><text:tab/><text:tab/>….....................................................<text:tab/></text:p>
        <text:p text:style-name="P66"/>
        <text:p text:style-name="P10"><text:tab/><text:tab/><text:tab/><text:tab/><text:tab/><text:tab/><text:tab/><text:tab/>[Mandant.Titel] [Mandant.Vorname] [Mandant.Name]</text:p>
        <text:p text:style-name="P10"><text:tab/><text:tab/><text:tab/><text:tab/><text:tab/><text:tab/><text:tab/><text:tab/><text:span text:style-name="T8">Facharzt für [Mandant.TarmedSpezialität]</text:span></text:p>
        <text:p text:style-name="P11"><text:tab/><text:tab/><text:tab/><text:tab/><text:tab/><text:tab/><text:tab/><text:tab/>[Mandant.Strasse]</text:p>
        <text:p text:style-name="P11"><text:tab/><text:tab/><text:tab/><text:tab/><text:tab/><text:tab/><text:tab/><text:tab/>[Mandant.Plz] [Mandant.Ort]</text:p>
        <text:p text:style-name="P11"><text:tab/><text:tab/><text:tab/><text:tab/><text:tab/><text:tab/><text:tab/><text:tab/>[Mandant.E-Mail]</text:p>
        <text:p text:style-name="P11"><text:tab/><text:tab/><text:tab/><text:tab/><text:tab/><text:tab/><text:tab/><text:tab/>Tel. [Mandant.Telefon1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3.251cm" fo:margin-right="0cm" fo:text-indent="-3.251cm" style:auto-text-indent="false" fo:keep-with-next="always"/>
      <style:text-properties style:font-name="Arial1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8Num2z0" style:family="text">
      <style:text-properties style:font-name="Symbol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start-value="2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16-12-07T08:28:05.29</meta:creation-date>
    <dc:language>de-DE</dc:language>
    <meta:editing-cycles>15</meta:editing-cycles>
    <meta:editing-duration>PT2H46M1S</meta:editing-duration>
    <dc:date>2020-10-13T14:01:50.02</dc:date>
    <dc:creator>Leon Mosimann</dc:creator>
    <meta:document-statistic meta:table-count="1" meta:image-count="0" meta:object-count="0" meta:page-count="2" meta:paragraph-count="76" meta:word-count="471" meta:character-count="3747"/>
    <meta:user-defined meta:name="Info 1"/>
    <meta:user-defined meta:name="Info 2"/>
    <meta:user-defined meta:name="Info 3"/>
    <meta:user-defined meta:name="Info 4"/>
  </office:meta>
</office:document-meta>
</file>

<file path=Basic/Standard/NewMacros.xml><?xml version="1.0" encoding="utf-8"?>
<!DOCTYPE module  PUBLIC '-//OpenOffice.org//DTD OfficeDocument 1.0//EN'  'module.dtd'>
<script:module xmlns:script="http://openoffice.org/2000/script" script:name="NewMacros" script:language="StarBasic">Rem Attribute VBA_ModuleType=VBAModule
Option VBASupport 1
Sub NewMacros
Rem Sub kernPost()
Rem '
Rem ' kernPost Makro
Rem ' Makro aufgezeichnet am 02.02.99 von Manuela
Rem '
Rem     ActiveDocument.Protect Password:="", NoReset:=False, Type:= _
Rem         wdAllowOnlyFormFields
Rem End Sub
Rem 
End Sub</script:module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Option VBASupport 1
Sub ThisDocument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  <library:element library:name="New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